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Lato, sans-serif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zxx" fo:country="none" officeooo:rsid="0005bcea" officeooo:paragraph-rsid="0005bcea" style:language-asian="zxx" style:country-asian="none" style:language-complex="zxx" style:country-complex="none"/>
    </style:style>
    <style:style style:name="P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officeooo:rsid="00481560" officeooo:paragraph-rsid="00481560" style:language-asian="zxx" style:country-asian="none" style:language-complex="zxx" style:country-complex="none"/>
    </style:style>
    <style:style style:name="P4" style:family="paragraph" style:parent-style-name="Standard" style:list-style-name="L3">
      <style:paragraph-properties fo:line-height="115%"/>
      <style:text-properties fo:language="zxx" fo:country="none" officeooo:rsid="00223704" officeooo:paragraph-rsid="00223704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15%"/>
      <style:text-properties fo:language="zxx" fo:country="none" officeooo:rsid="00223704" officeooo:paragraph-rsid="0022370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bcea" officeooo:paragraph-rsid="0005bcea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15%"/>
      <style:text-properties fo:language="zxx" fo:country="none" officeooo:rsid="0020b72d" officeooo:paragraph-rsid="0020b72d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15%"/>
      <style:text-properties fo:language="zxx" fo:country="none" officeooo:rsid="0020f6a6" officeooo:paragraph-rsid="0020f6a6" style:language-asian="zxx" style:country-asian="none" style:language-complex="zxx" style:country-complex="none"/>
    </style:style>
    <style:style style:name="P9" style:family="paragraph" style:parent-style-name="Text_20_body" style:list-style-name="L3">
      <style:paragraph-properties fo:line-height="115%"/>
      <style:text-properties fo:language="zxx" fo:country="none" fo:font-weight="bold" officeooo:rsid="00070463" officeooo:paragraph-rsid="00223704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 style:list-style-name="L2">
      <style:paragraph-properties fo:line-height="115%"/>
      <style:text-properties fo:language="zxx" fo:country="none" officeooo:rsid="000a660a" officeooo:paragraph-rsid="001540cb" style:language-asian="zxx" style:country-asian="none" style:language-complex="zxx" style:country-complex="none"/>
    </style:style>
    <style:style style:name="P11" style:family="paragraph" style:parent-style-name="Text_20_body" style:list-style-name="L2">
      <style:paragraph-properties fo:line-height="115%"/>
      <style:text-properties fo:language="zxx" fo:country="none" officeooo:paragraph-rsid="001540cb" style:language-asian="zxx" style:country-asian="none" style:language-complex="zxx" style:country-complex="none"/>
    </style:style>
    <style:style style:name="P12" style:family="paragraph" style:parent-style-name="Text_20_body">
      <style:paragraph-properties fo:line-height="115%"/>
      <style:text-properties fo:language="zxx" fo:country="none" officeooo:rsid="001fa33b" officeooo:paragraph-rsid="001fa33b" style:language-asian="zxx" style:country-asian="none" style:language-complex="zxx" style:country-complex="none"/>
    </style:style>
    <style:style style:name="P13" style:family="paragraph" style:parent-style-name="Text_20_body" style:list-style-name="L4">
      <style:text-properties fo:language="zxx" fo:country="none" officeooo:paragraph-rsid="0032bcfb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fo:language="zxx" fo:country="none" officeooo:rsid="00372c1b" officeooo:paragraph-rsid="00372c1b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rsid="0059cd2d" officeooo:paragraph-rsid="0059cd2d" style:language-asian="zxx" style:country-asian="none" style:language-complex="zxx" style:country-complex="none"/>
    </style:style>
    <style:style style:name="P16" style:family="paragraph" style:parent-style-name="Text_20_body">
      <style:text-properties fo:language="zxx" fo:country="none" officeooo:rsid="005c53b9" officeooo:paragraph-rsid="005c53b9" style:language-asian="zxx" style:country-asian="none" style:language-complex="zxx" style:country-complex="none"/>
    </style:style>
    <style:style style:name="P17" style:family="paragraph" style:parent-style-name="Text_20_body">
      <style:text-properties fo:language="zxx" fo:country="none" officeooo:rsid="005f67f0" officeooo:paragraph-rsid="005f67f0" style:language-asian="zxx" style:country-asian="none" style:language-complex="zxx" style:country-complex="none"/>
    </style:style>
    <style:style style:name="P18" style:family="paragraph" style:parent-style-name="Text_20_body">
      <style:paragraph-properties fo:line-height="115%"/>
      <style:text-properties style:font-name="Liberation Sans" fo:language="zxx" fo:country="none" fo:font-weight="bold" officeooo:rsid="001794fc" officeooo:paragraph-rsid="001540c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 style:list-style-name="L1">
      <style:paragraph-properties fo:margin-top="0cm" fo:margin-bottom="0.146cm" loext:contextual-spacing="false" fo:line-height="115%"/>
      <style:text-properties fo:language="zxx" fo:country="none" officeooo:rsid="0005bcea" officeooo:paragraph-rsid="0005bcea" style:language-asian="zxx" style:country-asian="none" style:language-complex="zxx" style:country-complex="none"/>
    </style:style>
    <style:style style:name="P20" style:family="paragraph" style:parent-style-name="Text_20_body" style:list-style-name="L1">
      <style:paragraph-properties fo:margin-top="0cm" fo:margin-bottom="0.146cm" loext:contextual-spacing="false" fo:line-height="115%"/>
      <style:text-properties fo:language="zxx" fo:country="none" officeooo:rsid="0005c14c" officeooo:paragraph-rsid="00241cb7" style:language-asian="zxx" style:country-asian="none" style:language-complex="zxx" style:country-complex="none"/>
    </style:style>
    <style:style style:name="P21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officeooo:rsid="000a660a" officeooo:paragraph-rsid="000a660a" style:language-asian="zxx" style:country-asian="none" style:language-complex="zxx" style:country-complex="none"/>
    </style:style>
    <style:style style:name="P22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officeooo:rsid="000bdb82" officeooo:paragraph-rsid="000bdb82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margin-top="0cm" fo:margin-bottom="0.146cm" loext:contextual-spacing="false" fo:line-height="115%"/>
      <style:text-properties fo:language="zxx" fo:country="none" fo:font-weight="bold" officeooo:rsid="00070463" officeooo:paragraph-rsid="00241cb7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fo:font-weight="bold" officeooo:rsid="00070463" officeooo:paragraph-rsid="0011a055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bdb82"/>
    </style:style>
    <style:style style:name="T2" style:family="text">
      <style:text-properties officeooo:rsid="0010193f"/>
    </style:style>
    <style:style style:name="T3" style:family="text">
      <style:text-properties officeooo:rsid="0012e4f4"/>
    </style:style>
    <style:style style:name="T4" style:family="text">
      <style:text-properties officeooo:rsid="0014572a"/>
    </style:style>
    <style:style style:name="T5" style:family="text">
      <style:text-properties style:font-name="Liberation Sans" officeooo:rsid="0015a378"/>
    </style:style>
    <style:style style:name="T6" style:family="text">
      <style:text-properties style:font-name="Liberation Sans" fo:font-weight="bold" officeooo:rsid="001794fc" style:font-weight-asian="bold" style:font-weight-complex="bold"/>
    </style:style>
    <style:style style:name="T7" style:family="text">
      <style:text-properties fo:font-weight="bold" officeooo:rsid="00070463" style:font-weight-asian="bold" style:font-weight-complex="bold"/>
    </style:style>
    <style:style style:name="T8" style:family="text">
      <style:text-properties fo:font-weight="bold" officeooo:rsid="0041675e" style:font-weight-asian="bold" style:font-weight-complex="bold"/>
    </style:style>
    <style:style style:name="T9" style:family="text">
      <style:text-properties officeooo:rsid="00223704"/>
    </style:style>
    <style:style style:name="T10" style:family="text">
      <style:text-properties officeooo:rsid="0024f0bc"/>
    </style:style>
    <style:style style:name="T11" style:family="text">
      <style:text-properties officeooo:rsid="002d9637"/>
    </style:style>
    <style:style style:name="T12" style:family="text">
      <style:text-properties officeooo:rsid="002dad5c"/>
    </style:style>
    <style:style style:name="T13" style:family="text">
      <style:text-properties officeooo:rsid="002e1746"/>
    </style:style>
    <style:style style:name="T14" style:family="text">
      <style:text-properties officeooo:rsid="002f802a"/>
    </style:style>
    <style:style style:name="T15" style:family="text">
      <style:text-properties officeooo:rsid="0030d940"/>
    </style:style>
    <style:style style:name="T16" style:family="text">
      <style:text-properties officeooo:rsid="00389842"/>
    </style:style>
    <style:style style:name="T17" style:family="text">
      <style:text-properties officeooo:rsid="003cbbc2"/>
    </style:style>
    <style:style style:name="T18" style:family="text">
      <style:text-properties officeooo:rsid="003fd90f"/>
    </style:style>
    <style:style style:name="T19" style:family="text">
      <style:text-properties officeooo:rsid="0044c3c1"/>
    </style:style>
    <style:style style:name="T20" style:family="text">
      <style:text-properties officeooo:rsid="005cba41"/>
    </style:style>
    <style:style style:name="T21" style:family="text">
      <style:text-properties officeooo:rsid="00603ea4"/>
    </style:style>
    <style:style style:name="T22" style:family="text">
      <style:text-properties officeooo:rsid="006086de"/>
    </style:style>
    <style:style style:name="T23" style:family="text">
      <style:text-properties officeooo:rsid="0061a30e"/>
    </style:style>
    <style:style style:name="T24" style:family="text">
      <style:text-properties officeooo:rsid="00632093"/>
    </style:style>
    <style:style style:name="T25" style:family="text">
      <style:text-properties officeooo:rsid="00645097"/>
    </style:style>
    <style:style style:name="T26" style:family="text">
      <style:text-properties officeooo:rsid="00656040"/>
    </style:style>
    <style:style style:name="T27" style:family="text">
      <style:text-properties officeooo:rsid="00664d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amil Michalak</text:p>
      <text:h text:style-name="P1" text:outline-level="1">AI for games – SameGame</text:h>
      <text:h text:style-name="P2" text:outline-level="2">Flat Monte Carlo</text:h>
      <text:p text:style-name="P12">Version 1:</text:p>
      <text:list xml:id="list4283980357" text:style-name="L1">
        <text:list-item>
          <text:p text:style-name="P19">Random simulation – every time we choose random region with size &gt;= 2 to delete.</text:p>
        </text:list-item>
        <text:list-item>
          <text:p text:style-name="P20">Best move is chosen by average score</text:p>
        </text:list-item>
        <text:list-item>
          <text:p text:style-name="P23">Codingame result: 26992</text:p>
        </text:list-item>
      </text:list>
      <text:p text:style-name="P7">Version 2:</text:p>
      <text:list xml:id="list909707267" text:style-name="L2">
        <text:list-item>
          <text:p text:style-name="P21">Simulations with Tabu policy</text:p>
        </text:list-item>
        <text:list-item>
          <text:p text:style-name="P22">Selection <text:span text:style-name="T2">like in v1</text:span></text:p>
        </text:list-item>
        <text:list-item>
          <text:p text:style-name="P24">Codingame result: <text:span text:style-name="T3">40</text:span><text:span text:style-name="T4">697</text:span></text:p>
        </text:list-item>
      </text:list>
      <text:p text:style-name="P5">Version 3:</text:p>
      <text:list xml:id="list1704344975" text:style-name="L3">
        <text:list-item>
          <text:p text:style-name="P4">Simulation like in v1</text:p>
        </text:list-item>
        <text:list-item>
          <text:p text:style-name="P4">Selection with Tabu policy</text:p>
        </text:list-item>
        <text:list-item>
          <text:p text:style-name="P9">Codingame result: <text:span text:style-name="T9">29439</text:span></text:p>
        </text:list-item>
      </text:list>
      <text:p text:style-name="P8">Version <text:span text:style-name="T10">4</text:span>:</text:p>
      <text:list xml:id="list22103385757592" text:continue-list="list909707267" text:style-name="L2">
        <text:list-item>
          <text:p text:style-name="P10">Simulations with Tabu policy</text:p>
        </text:list-item>
        <text:list-item>
          <text:p text:style-name="P11"><text:span text:style-name="T1">Selection </text:span><text:span text:style-name="T5">with Tabu policy</text:span></text:p>
        </text:list-item>
        <text:list-item>
          <text:p text:style-name="P11"><text:span text:style-name="T7">Codingame result: </text:span><text:span text:style-name="T6">47057</text:span></text:p>
        </text:list-item>
      </text:list>
      <text:p text:style-name="P18"/>
      <text:h text:style-name="P2" text:outline-level="2">SPMCTS</text:h>
      <text:list xml:id="list595910376" text:style-name="L4">
        <text:list-item>
          <text:p text:style-name="P13"><text:span text:style-name="T11">With UCT formula from slides and random simulations, </text:span><text:span text:style-name="T15">C = 0.5, D = 10000</text:span><text:span text:style-name="T11">, Codingame results were smaller than 20000.</text:span></text:p>
        </text:list-item>
        <text:list-item>
          <text:p text:style-name="P13"><text:span text:style-name="T12">I tried to remove 3rd term from this formula and use Tabu simulations, </text:span><text:span text:style-name="T13">then algorithm reached </text:span><text:span text:style-name="T14">score</text:span><text:span text:style-name="T13"> </text:span><text:span text:style-name="T14">35393.</text:span></text:p>
        </text:list-item>
        <text:list-item>
          <text:p text:style-name="P14"><text:span text:style-name="T14">U</text:span>sing tabu to choose best move (<text:span text:style-name="T16">considering moves with most frequent color as illegal), </text:span><text:span text:style-name="T17">standard UCT formula (with 2 terms), c = 0.</text:span><text:span text:style-name="T19">5</text:span><text:span text:style-name="T17"> </text:span><text:span text:style-name="T18">gave result </text:span><text:span text:style-name="T8">47886</text:span></text:p>
        </text:list-item>
      </text:list>
      <text:h text:style-name="P3" text:outline-level="3">Zobrist hashing</text:h>
      <text:p text:style-name="P15">Hashing is implemented.</text:p>
      <text:p text:style-name="P16">Use (<text:span text:style-name="T20">implementation not finished):</text:span></text:p>
      <text:p text:style-name="P17">During expanding the node <text:span text:style-name="T21">check if </text:span><text:span text:style-name="T23">any existing node has the same position on board. </text:span><text:span text:style-name="T24">If yes – </text:span><text:span text:style-name="T25">leave only node with better score </text:span><text:span text:style-name="T26">and delete </text:span><text:span text:style-name="T27">the second 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Lato, sans-serif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ans1" fo:font-family="'Liberation Sans'" style:font-family-generic="swiss" style:font-pitch="variable" fo:font-size="101%" fo:font-weight="bold" officeooo:rsid="0020b72d" style:font-name-asian="Noto Sans CJK SC" style:font-family-asian="'Noto Sans CJK SC'" style:font-family-generic-asian="system" style:font-pitch-asian="variable" style:font-size-asian="101%" style:font-weight-asian="bold" style:font-name-complex="Lohit Devanagari" style:font-family-complex="'Lohit Devanagari'" style:font-family-generic-complex="system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5:00:09.945790648</meta:creation-date>
    <dc:date>2021-01-08T02:21:02.215832065</dc:date>
    <meta:editing-duration>PT8H10M6S</meta:editing-duration>
    <meta:editing-cycles>93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191" meta:character-count="1068" meta:non-whitespace-character-count="916"/>
  </office:meta>
</office:document-meta>
</file>